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1b4d" officeooo:paragraph-rsid="000d1c33"/>
    </style:style>
    <style:style style:name="P2" style:family="paragraph" style:parent-style-name="Standard">
      <style:paragraph-properties fo:text-align="justify" style:justify-single-word="false"/>
      <style:text-properties officeooo:rsid="000d1c33" officeooo:paragraph-rsid="000d1c33"/>
    </style:style>
    <style:style style:name="P3" style:family="paragraph" style:parent-style-name="Standard">
      <style:text-properties officeooo:rsid="000d1c33" officeooo:paragraph-rsid="000d1c33"/>
    </style:style>
    <style:style style:name="P4" style:family="paragraph" style:parent-style-name="Standard">
      <style:text-properties officeooo:rsid="000e880d" officeooo:paragraph-rsid="000e880d"/>
    </style:style>
    <style:style style:name="P5" style:family="paragraph" style:parent-style-name="Standard">
      <style:text-properties fo:font-weight="bold" officeooo:rsid="000e880d" officeooo:paragraph-rsid="000e880d" style:font-weight-asian="bold" style:font-weight-complex="bold"/>
    </style:style>
    <style:style style:name="P6" style:family="paragraph" style:parent-style-name="Standard">
      <style:text-properties fo:color="#ff0000" fo:font-weight="bold" officeooo:rsid="000e880d" officeooo:paragraph-rsid="000e880d" style:font-weight-asian="bold" style:font-weight-complex="bold"/>
    </style:style>
    <style:style style:name="P7" style:family="paragraph" style:parent-style-name="Standard">
      <style:text-properties fo:color="#ff0000" fo:font-weight="bold" officeooo:rsid="000d1c33" officeooo:paragraph-rsid="000d1c33" style:font-weight-asian="bold" style:font-weight-complex="bold"/>
    </style:style>
    <style:style style:name="P8" style:family="paragraph" style:parent-style-name="Standard">
      <style:text-properties fo:color="#ff0000" officeooo:rsid="000d1c33" officeooo:paragraph-rsid="000d1c33"/>
    </style:style>
    <style:style style:name="P9" style:family="paragraph" style:parent-style-name="Standard">
      <style:text-properties fo:color="#ff0000" officeooo:rsid="000b1b4d" officeooo:paragraph-rsid="000b1b4d"/>
    </style:style>
    <style:style style:name="T1" style:family="text">
      <style:text-properties officeooo:rsid="000cc3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fael Antonio Martins</text:p>
      <text:p text:style-name="P5"/>
      <text:p text:style-name="P5"/>
      <text:p text:style-name="P5">RESPOSTAS </text:p>
      <text:p text:style-name="P5"/>
      <text:p text:style-name="P5"/>
      <text:p text:style-name="P6">Questão 1.1</text:p>
      <text:p text:style-name="P4"/>
      <text:p text:style-name="P4">Ele conseguirá fazer o ordenamento até usar todos os 200KB de memória.</text:p>
      <text:p text:style-name="P4"/>
      <text:p text:style-name="P4"/>
      <text:p text:style-name="P6">Questão 1.2</text:p>
      <text:p text:style-name="P4"/>
      <text:p text:style-name="P4">O grau de complexidade é da ordem O(x).</text:p>
      <text:p text:style-name="P4"/>
      <text:p text:style-name="P4"/>
      <text:p text:style-name="P6">Questão 1.3</text:p>
      <text:p text:style-name="P4"/>
      <text:p text:style-name="P4">O custo para o melhor caso seria O(n log n) porque ele utiliza um heap(árvore) para ordenar os elementos.</text:p>
      <text:p text:style-name="P3"/>
      <text:p text:style-name="P8"/>
      <text:p text:style-name="P7">Questão 2 </text:p>
      <text:p text:style-name="P9"/>
      <text:p text:style-name="P1">Estrutura de processos por si só são um conjunto de atividades com a finalidade de atingir um objetivo final dentro do prazo, no caso acima a atividade seria converter o código que está na plataforma Python para um dispositivo Android com a limitação de possuir apenas 200KB de memória. Para isto é preciso haver boa comunicação com a equipe e <text:span text:style-name="T1">planejar todo o projeto, tendo em vista</text:span> o<text:span text:style-name="T1">s possíveis problemas que possam vir a ocorrer e saber o</text:span> que <text:span text:style-name="T1">será</text:span> preciso fazer para <text:span text:style-name="T1">sanar estes problemas e</text:span> atingir o objetivo final no tempo. <text:span text:style-name="T1">O acompanhamento do projeto é algo fundamental, caso alguém da equipe esteja com dificuldades em sua parte, será necessário a locação de mais recursos naquela área para que não haja atrasos futuros.</text:span></text:p>
      <text:p text:style-name="P2">Mesmo a modelagem se aplicando a todos os projetos não necessariamente as mesmas tarefas serão aplicadas a eles, pois cada projeto tem sua peculiaridade onde serão vistos e discutidos pela equipe durante a fase de planejamentos tais mudanças podem se dar devido a qual linguagem de programação funciona melhor para atender a demanda do cliente para a resolução de um problema específico de alta complexidade, com quantidade me memória limitada e visando maior velocidade. Tudo isto é decidido tendo em vista obter a resolução do problema da melhor maneira possíve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09:49:55.031000000</meta:creation-date>
    <meta:editing-duration>PT15M21S</meta:editing-duration>
    <meta:editing-cycles>3</meta:editing-cycles>
    <meta:generator>LibreOffice/5.3.2.2$Windows_x86 LibreOffice_project/6cd4f1ef626f15116896b1d8e1398b56da0d0ee1</meta:generator>
    <dc:date>2017-05-09T10:15:21.307000000</dc:date>
    <meta:document-statistic meta:table-count="0" meta:image-count="0" meta:object-count="0" meta:page-count="1" meta:paragraph-count="11" meta:word-count="266" meta:character-count="1582" meta:non-whitespace-character-count="1324"/>
  </office:meta>
</office:document-meta>
</file>